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3T10:27:01.53">
            <text:p>2020/1/3 10:2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3T10:27:01.66">
            <text:p>2020/1/3 10:2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6)">
            <text:p>sn(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7">
            <text:p>97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3T10:27:01.82">
            <text:p>2020/1/3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66.556cm" draw:caption-point-x="-1.353cm" draw:caption-point-y="2.50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6)">
            <text:p>sn(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3T10:27:01.92">
            <text:p>2020/1/3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6cm" draw:caption-point-x="-1.353cm" draw:caption-point-y="2.30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3T10:27:02.02">
            <text:p>2020/1/3 10:2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3T10:27:02.16">
            <text:p>2020/1/3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5cm" draw:caption-point-x="-1.353cm" draw:caption-point-y="2.50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6)">
            <text:p>sn(5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3T10:27:02.3">
            <text:p>2020/1/3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6cm" draw:caption-point-x="-1.353cm" draw:caption-point-y="2.30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70" table:on-update-keep-styles="true" table:on-update-keep-size="false"/>
        <table:database-range table:name="range_genre__kb" table:target-range-address="kb.G2:kb.G70"/>
        <table:database-range table:name="range_sn" table:target-range-address="gt.A2:gt.A70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2020/01/03</text:date>, <text:time>10:2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3T10:27:01.16</dc:date>
    <dc:creator>iwabuchi ken</dc:creator>
    <meta:editing-duration>P5DT21H52M41S</meta:editing-duration>
    <meta:editing-cycles>539</meta:editing-cycles>
    <meta:generator>OpenOffice/4.1.3$Win32 OpenOffice.org_project/413m1$Build-9783</meta:generator>
    <meta:document-statistic meta:table-count="7" meta:cell-count="2715" meta:object-count="0"/>
    <meta:user-defined meta:name="sheets-banding"/>
    <meta:user-defined meta:name="sheets-original-selection"/>
  </office:meta>
</office:document-meta>
</file>